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5928" svg:stroke-width="0.019cm" svg:stroke-color="#0075ba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dash" draw:stroke-dash="Dashed_20__28_var_29__20_5937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5929" svg:stroke-width="0.019cm" svg:stroke-color="#0075ba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none" draw:stroke-dash="Dashed_20__28_var_29__20_5930" svg:stroke-width="0.019cm" svg:stroke-color="#0075ba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38cm" fo:min-width="0.223cm" fo:padding-top="0cm" fo:padding-bottom="0cm" fo:padding-left="0cm" fo:padding-right="0cm" draw:shadow="hidden" draw:shadow-offset-x="0.3cm" draw:shadow-offset-y="0.3cm" draw:shadow-color="#808080"/>
    </style:style>
    <style:style style:name="gr5" style:family="graphic" style:parent-style-name="standard">
      <style:graphic-properties draw:stroke="none" draw:stroke-dash="Dashed_20__28_var_29__20_5931" svg:stroke-width="0.019cm" svg:stroke-color="#0075ba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38cm" fo:min-width="0.235cm" fo:padding-top="0cm" fo:padding-bottom="0cm" fo:padding-left="0cm" fo:padding-right="0cm" draw:shadow="hidden" draw:shadow-offset-x="0.3cm" draw:shadow-offset-y="0.3cm" draw:shadow-color="#808080"/>
    </style:style>
    <style:style style:name="gr6" style:family="graphic" style:parent-style-name="standard">
      <style:graphic-properties draw:stroke="none" draw:stroke-dash="Dashed_20__28_var_29__20_5932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38cm" fo:min-width="0.239cm" fo:padding-top="0cm" fo:padding-bottom="0cm" fo:padding-left="0cm" fo:padding-right="0cm" draw:shadow="hidden" draw:shadow-offset-x="0.3cm" draw:shadow-offset-y="0.3cm" draw:shadow-color="#808080"/>
    </style:style>
    <style:style style:name="gr7" style:family="graphic" style:parent-style-name="standard">
      <style:graphic-properties draw:stroke="none" draw:stroke-dash="Dashed_20__28_var_29__20_5933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38cm" fo:min-width="0.249cm" fo:padding-top="0cm" fo:padding-bottom="0cm" fo:padding-left="0cm" fo:padding-right="0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5934" svg:stroke-width="0.019cm" svg:stroke-color="#0075ba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5935" svg:stroke-width="0.019cm" svg:stroke-color="#0075ba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5936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5ba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fo:color="#0075ba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8.551cm" svg:y1="15.91cm" svg:x2="12.527cm" svg:y2="15.91cm">
            <text:p/>
          </draw:line>
          <draw:line draw:style-name="gr2" draw:text-style-name="P1" draw:layer="layout" svg:x1="8.551cm" svg:y1="15.907cm" svg:x2="12.429cm" svg:y2="13.668cm">
            <text:p/>
          </draw:line>
          <draw:line draw:style-name="gr3" draw:text-style-name="P1" draw:layer="layout" svg:x1="8.551cm" svg:y1="15.91cm" svg:x2="10.042cm" svg:y2="13.328cm">
            <text:p/>
          </draw:line>
          <draw:frame draw:style-name="gr4" draw:text-style-name="P3" draw:layer="layout" svg:width="0.223cm" svg:height="0.38cm" svg:x="8.399cm" svg:y="15.894cm">
            <draw:text-box>
              <text:p text:style-name="P2"><text:span text:style-name="T1">B</text:span></text:p>
            </draw:text-box>
          </draw:frame>
          <draw:frame draw:style-name="gr5" draw:text-style-name="P3" draw:layer="layout" svg:width="0.235cm" svg:height="0.38cm" svg:x="9.516cm" svg:y="13.423cm">
            <draw:text-box>
              <text:p text:style-name="P2"><text:span text:style-name="T1">C</text:span></text:p>
            </draw:text-box>
          </draw:frame>
          <draw:frame draw:style-name="gr6" draw:text-style-name="P3" draw:layer="layout" svg:width="0.239cm" svg:height="0.38cm" svg:x="11.788cm" svg:y="15.968cm">
            <draw:text-box>
              <text:p text:style-name="P2"><text:span text:style-name="T1">A</text:span></text:p>
            </draw:text-box>
          </draw:frame>
          <draw:frame draw:style-name="gr7" draw:text-style-name="P4" draw:layer="layout" svg:width="0.249cm" svg:height="0.38cm" svg:x="10.378cm" svg:y="14.268cm">
            <draw:text-box>
              <text:p text:style-name="P2"><text:span text:style-name="T2">D</text:span></text:p>
            </draw:text-box>
          </draw:frame>
          <draw:line draw:style-name="gr8" draw:text-style-name="P5" draw:layer="layout" svg:x1="9.686cm" svg:y1="13.799cm" svg:x2="9.81cm" svg:y2="13.878cm">
            <text:p/>
          </draw:line>
          <draw:line draw:style-name="gr9" draw:text-style-name="P5" draw:layer="layout" svg:x1="11.913cm" svg:y1="15.858cm" svg:x2="11.913cm" svg:y2="15.981cm">
            <text:p/>
          </draw:line>
          <draw:line draw:style-name="gr10" draw:text-style-name="P5" draw:layer="layout" svg:x1="10.604cm" svg:y1="14.619cm" svg:x2="10.698cm" svg:y2="14.76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6cm" draw:dots2="1" draw:dots2-length="0.016cm" draw:distance="0.01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1:38:25.542476397</meta:creation-date>
    <dc:date>2018-02-09T11:39:29.161586883</dc:date>
    <meta:editing-duration>PT1M3S</meta:editing-duration>
    <meta:editing-cycles>1</meta:editing-cycles>
    <meta:document-statistic meta:object-count="11"/>
    <meta:generator>LibreOffice/6.0.0.3$MacOSX_X86_64 LibreOffice_project/64a0f66915f38c6217de274f0aa8e15618924765</meta:generator>
  </office:meta>
</office:document-meta>
</file>